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5.71pt" svg:height="263.93pt" svg:x="118.97pt" svg:y="94.48pt">
            <loext:p draw:notify-on-update-of-ranges="Sheet1.A3:Sheet1.A3 Sheet1.B1:Sheet1.B1 Sheet1.B3:Sheet1.B3 Sheet1.C3:Sheet1.C4 Sheet1.C3:Sheet1.C4 Sheet1.D1:Sheet1.D1 Sheet1.D3:Sheet1.D3 Sheet1.E3:Sheet1.E4 Sheet1.E3:Sheet1.E4 Sheet1.F1:Sheet1.F1 Sheet1.F3:Sheet1.F3 Sheet1.G3:Sheet1.G4 Sheet1.G3:Sheet1.G4 Sheet1.H1:Sheet1.H1 Sheet1.H3:Sheet1.H3 Sheet1.I3:Sheet1.I4 Sheet1.I3:Sheet1.I4 Sheet1.J1:Sheet1.J1 Sheet1.J3:Sheet1.J3 Sheet1.K3:Sheet1.K4 Sheet1.K3:Sheet1.K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clone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ThreadCreate(Linux)</text:p>
          </table:table-cell>
          <table:covered-table-cell table:style-name="Default"/>
          <table:table-cell office:value-type="string" calcext:value-type="string" table:number-columns-spanned="2" table:number-rows-spanned="1">
            <text:p>ThreadCreate(Linux+SC)</text:p>
          </table:table-cell>
          <table:covered-table-cell/>
          <table:table-cell office:value-type="string" calcext:value-type="string" table:number-columns-spanned="2" table:number-rows-spanned="1">
            <text:p>ThreadCreate(Linux+SC+RM)</text:p>
          </table:table-cell>
          <table:covered-table-cell/>
          <table:table-cell office:value-type="string" calcext:value-type="string" table:number-columns-spanned="2" table:number-rows-spanned="1">
            <text:p>ThreadCreate(SGX)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Thread creation+exit latency</text:p>
          </table:table-cell>
          <table:table-cell table:style-name="Default" office:value-type="float" office:value="10.2724" calcext:value-type="float">
            <text:p>10.2724</text:p>
          </table:table-cell>
          <table:table-cell table:style-name="Default" office:value-type="float" office:value="0.3419" calcext:value-type="float">
            <text:p>0.3419</text:p>
          </table:table-cell>
          <table:table-cell office:value-type="float" office:value="14.9959" calcext:value-type="float">
            <text:p>14.9959</text:p>
          </table:table-cell>
          <table:table-cell office:value-type="float" office:value="0.3816" calcext:value-type="float">
            <text:p>0.3816</text:p>
          </table:table-cell>
          <table:table-cell table:style-name="ce2" office:value-type="float" office:value="15.5384" calcext:value-type="float">
            <text:p>15.5384</text:p>
          </table:table-cell>
          <table:table-cell table:style-name="ce2" office:value-type="float" office:value="0.3305" calcext:value-type="float">
            <text:p>0.3305</text:p>
          </table:table-cell>
          <table:table-cell table:style-name="ce2" office:value-type="float" office:value="15.6454" calcext:value-type="float">
            <text:p>15.6454</text:p>
          </table:table-cell>
          <table:table-cell table:style-name="ce2" office:value-type="float" office:value="0.4112" calcext:value-type="float">
            <text:p>0.4112</text:p>
          </table:table-cell>
          <table:table-cell table:style-name="ce2" office:value-type="float" office:value="23.7608" calcext:value-type="float">
            <text:p>23.7608</text:p>
          </table:table-cell>
          <table:table-cell table:style-name="ce2" office:value-type="float" office:value="0.2798" calcext:value-type="float">
            <text:p>0.2798</text:p>
          </table:table-cell>
        </table:table-row>
        <table:table-row table:style-name="ro1" table:number-rows-repeated="3">
          <table:table-cell table:number-columns-repeated="5"/>
          <table:table-cell table:style-name="ce2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08:39:16.431319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4T01:17:05.267646811</dc:date>
    <meta:editing-duration>PT19H33M35S</meta:editing-duration>
    <meta:editing-cycles>16</meta:editing-cycles>
    <meta:generator>LibreOffice/5.1.6.2$Linux_X86_64 LibreOffice_project/10m0$Build-2</meta:generator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5" style:family="chart" style:data-style-name="N126">
      <style:chart-properties chart:display-label="true" chart:logarithmic="false" chart:origin="0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link-data-style-to-source="true" chart:error-category="cell-range" chart:error-upper-range="Sheet1.C3:Sheet1.C4" chart:error-lower-range="Sheet1.C3:Sheet1.C4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3:Sheet1.C4" chart:error-lower-range="Sheet1.C3:Sheet1.C4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26">
      <style:chart-properties chart:solid-type="cuboid"/>
    </style:style>
    <style:style style:name="ch11" style:family="chart" style:data-style-name="N124">
      <style:chart-properties chart:link-data-style-to-source="true" chart:error-category="cell-range" chart:error-upper-range="Sheet1.E3:Sheet1.E4" chart:error-lower-range="Sheet1.E3:Sheet1.E4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3:Sheet1.E4" chart:error-lower-range="Sheet1.E3:Sheet1.E4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26">
      <style:chart-properties chart:link-data-style-to-source="true" chart:error-category="cell-range" chart:error-upper-range="Sheet1.G3:Sheet1.G4" chart:error-lower-range="Sheet1.G3:Sheet1.G4"/>
      <style:graphic-properties svg:stroke-width="0.051cm" draw:fill="hatch" draw:fill-color="#ffffff" draw:fill-hatch-name="Black_20_45_20_Degrees" draw:fill-hatch-solid="tru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G3:Sheet1.G4" chart:error-lower-range="Sheet1.G3:Sheet1.G4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24">
      <style:chart-properties chart:link-data-style-to-source="true" chart:error-category="cell-range" chart:error-upper-range="Sheet1.I3:Sheet1.I4" chart:error-lower-range="Sheet1.I3:Sheet1.I4"/>
      <style:graphic-properties svg:stroke-width="0.051cm" draw:fill="hatch" draw:fill-color="#ffffff" draw:fill-hatch-name="Blue_20_Crossed_20_45_20_Degrees" draw:fill-hatch-solid="tru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I3:Sheet1.I4" chart:error-lower-range="Sheet1.I3:Sheet1.I4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124">
      <style:chart-properties chart:link-data-style-to-source="true" chart:error-category="cell-range" chart:error-upper-range="Sheet1.K3:Sheet1.K4" chart:error-lower-range="Sheet1.K3:Sheet1.K4"/>
      <style:graphic-properties draw:stroke="none" draw:fill-color="#000000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heet1.K3:Sheet1.K4" chart:error-lower-range="Sheet1.K3:Sheet1.K4" loex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372cm" svg:height="9.312cm" xlink:href=".." xlink:type="simple" chart:class="chart:bar" chart:style-name="ch1">
        <chart:legend svg:x="0.596cm" svg:y="0.211cm" style:legend-expansion="custom" chartooo:width="14.329cm" chartooo:height="2.01cm" style:legend-expansion-aspect-ratio="7.12885572139304" chart:style-name="ch2"/>
        <chart:plot-area chart:style-name="ch3" table:cell-range-address="Sheet1.A3:Sheet1.B3 Sheet1.B1:Sheet1.B1 Sheet1.D1:Sheet1.D1 Sheet1.D3:Sheet1.D3 Sheet1.F1:Sheet1.F1 Sheet1.F3:Sheet1.F3 Sheet1.H1:Sheet1.H1 Sheet1.H3:Sheet1.H3 Sheet1.J1:Sheet1.J1 Sheet1.J3:Sheet1.J3" chart:data-source-has-labels="both" svg:x="3.316cm" svg:y="2.404cm" svg:width="9.764cm" svg:height="6.822cm">
          <chartooo:coordinate-region svg:x="4.456cm" svg:y="2.68cm" svg:width="8.624cm" svg:height="5.597cm"/>
          <chart:axis chart:dimension="x" chart:name="primary-x" chart:style-name="ch4" chartooo:axis-type="auto">
            <chartooo:date-scale/>
            <chart:categories table:cell-range-address="Sheet1.A3:Sheet1.A3"/>
          </chart:axis>
          <chart:axis chart:dimension="y" chart:name="primary-y" chart:style-name="ch5">
            <chart:title svg:x="0.46cm" svg:y="8.69cm" chart:style-name="ch6">
              <text:p>PAL call / system call
latency (μs)</text:p>
            </chart:title>
            <chart:grid chart:style-name="ch7" chart:class="major"/>
          </chart:axis>
          <chart:series chart:style-name="ch8" chart:values-cell-range-address="Sheet1.B3:Sheet1.B3" chart:label-cell-address="Sheet1.B1:Sheet1.B1" chart:class="chart:bar">
            <chart:error-indicator chart:style-name="ch9" chart:dimension="y"/>
            <chart:data-point chart:style-name="ch10"/>
          </chart:series>
          <chart:series chart:style-name="ch11" chart:values-cell-range-address="Sheet1.D3:Sheet1.D3" chart:label-cell-address="Sheet1.D1:Sheet1.D1" chart:class="chart:bar">
            <chart:error-indicator chart:style-name="ch12" chart:dimension="y"/>
            <chart:data-point/>
          </chart:series>
          <chart:series chart:style-name="ch13" chart:values-cell-range-address="Sheet1.F3:Sheet1.F3" chart:label-cell-address="Sheet1.F1:Sheet1.F1" chart:class="chart:bar">
            <chart:error-indicator chart:style-name="ch14" chart:dimension="y"/>
            <chart:data-point/>
          </chart:series>
          <chart:series chart:style-name="ch15" chart:values-cell-range-address="Sheet1.H3:Sheet1.H3" chart:label-cell-address="Sheet1.H1:Sheet1.H1" chart:class="chart:bar">
            <chart:error-indicator chart:style-name="ch16" chart:dimension="y"/>
            <chart:data-point/>
          </chart:series>
          <chart:series chart:style-name="ch17" chart:values-cell-range-address="Sheet1.J3:Sheet1.J3" chart:label-cell-address="Sheet1.J1:Sheet1.J1" chart:class="chart:bar">
            <chart:error-indicator chart:style-name="ch18" chart:dimension="y"/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ne(Linux)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ThreadCreate(Linux)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ThreadCreate(Linux+SC)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ThreadCreate(Linux+SC+RM)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ThreadCreate(SGX)</text:p>
                <draw:g>
                  <svg:desc>Sheet1.J1:Sheet1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Thread creation+exit latency</text:p>
                <draw:g>
                  <svg:desc>Sheet1.A3:Sheet1.A3</svg:desc>
                </draw:g>
              </table:table-cell>
              <table:table-cell office:value-type="float" office:value="10.2724">
                <text:p>10.2724</text:p>
                <draw:g>
                  <svg:desc>Sheet1.B3:Sheet1.B3</svg:desc>
                </draw:g>
              </table:table-cell>
              <table:table-cell office:value-type="float" office:value="0.3419">
                <text:p>0.3419</text:p>
                <draw:g>
                  <svg:desc>Sheet1.C3:Sheet1.C4</svg:desc>
                </draw:g>
              </table:table-cell>
              <table:table-cell office:value-type="float" office:value="0.3419">
                <text:p>0.3419</text:p>
                <draw:g>
                  <svg:desc>Sheet1.C3:Sheet1.C4</svg:desc>
                </draw:g>
              </table:table-cell>
              <table:table-cell office:value-type="float" office:value="14.9959">
                <text:p>14.9959</text:p>
                <draw:g>
                  <svg:desc>Sheet1.D3:Sheet1.D3</svg:desc>
                </draw:g>
              </table:table-cell>
              <table:table-cell office:value-type="float" office:value="0.3816">
                <text:p>0.3816</text:p>
                <draw:g>
                  <svg:desc>Sheet1.E3:Sheet1.E4</svg:desc>
                </draw:g>
              </table:table-cell>
              <table:table-cell office:value-type="float" office:value="0.3816">
                <text:p>0.3816</text:p>
                <draw:g>
                  <svg:desc>Sheet1.E3:Sheet1.E4</svg:desc>
                </draw:g>
              </table:table-cell>
              <table:table-cell office:value-type="float" office:value="15.5384">
                <text:p>15.5384</text:p>
                <draw:g>
                  <svg:desc>Sheet1.F3:Sheet1.F3</svg:desc>
                </draw:g>
              </table:table-cell>
              <table:table-cell office:value-type="float" office:value="0.3305">
                <text:p>0.3305</text:p>
                <draw:g>
                  <svg:desc>Sheet1.G3:Sheet1.G4</svg:desc>
                </draw:g>
              </table:table-cell>
              <table:table-cell office:value-type="float" office:value="0.3305">
                <text:p>0.3305</text:p>
                <draw:g>
                  <svg:desc>Sheet1.G3:Sheet1.G4</svg:desc>
                </draw:g>
              </table:table-cell>
              <table:table-cell office:value-type="float" office:value="15.6454">
                <text:p>15.6454</text:p>
                <draw:g>
                  <svg:desc>Sheet1.H3:Sheet1.H3</svg:desc>
                </draw:g>
              </table:table-cell>
              <table:table-cell office:value-type="float" office:value="0.4112">
                <text:p>0.4112</text:p>
                <draw:g>
                  <svg:desc>Sheet1.I3:Sheet1.I4</svg:desc>
                </draw:g>
              </table:table-cell>
              <table:table-cell office:value-type="float" office:value="0.4112">
                <text:p>0.4112</text:p>
                <draw:g>
                  <svg:desc>Sheet1.I3:Sheet1.I4</svg:desc>
                </draw:g>
              </table:table-cell>
              <table:table-cell office:value-type="float" office:value="23.7608">
                <text:p>23.7608</text:p>
                <draw:g>
                  <svg:desc>Sheet1.J3:Sheet1.J3</svg:desc>
                </draw:g>
              </table:table-cell>
              <table:table-cell office:value-type="float" office:value="0.2798">
                <text:p>0.2798</text:p>
                <draw:g>
                  <svg:desc>Sheet1.K3:Sheet1.K4</svg:desc>
                </draw:g>
              </table:table-cell>
              <table:table-cell office:value-type="float" office:value="0.2798">
                <text:p>0.2798</text:p>
                <draw:g>
                  <svg:desc>Sheet1.K3:Sheet1.K4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stroke-dash draw:name="Dashed_20__28_var_29_" draw:display-name="Dashed (var)" draw:style="rect" draw:dots1="1" draw:dots1-length="197%" draw:distance="127%"/>
  </office:styles>
</office:document-styles>
</file>